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</office:automatic-styles>
  <office:body>
    <office:text>
      <text:h text:style-name="Heading_20_1" text:outline-level="1"><text:bookmark-start text:name="informe-de-branding-keller"/>📒 Informe de Branding Keller<text:bookmark-end text:name="informe-de-branding-keller"/></text:h>
      <text:p text:style-name="P1"><text:span text:style-name="T1">Nota:</text:span> Esta versión utiliza HTML para una presentación visual avanzada. Ideal para portafolios, presentaciones y GitHub.</text:p>
      <text:p text:style-name="Horizontal_20_Line"/>
      <text:h text:style-name="Heading_20_2" text:outline-level="2"><text:bookmark-start text:name="logos"/>LOGOS<text:bookmark-end text:name="logos"/></text:h>
      <text:p text:style-name="First_20_paragraph"/>
      <text:p text:style-name="Text_20_body"/>
      <text:p text:style-name="Horizontal_20_Line"/>
      <text:h text:style-name="Heading_20_2" text:outline-level="2"><text:bookmark-start text:name="branding-autor"/>Branding &amp; Autor<text:bookmark-end text:name="branding-autor"/></text:h>
      <text:list text:style-name="L1">
        <text:list-item>
          <text:p text:style-name="P2">🖌️ <text:span text:style-name="T1">KELLER_NICKNAME_ARTIST:</text:span> “•K e l £ ə r•”</text:p>
        </text:list-item>
        <text:list-item>
          <text:p text:style-name="P2">👽 <text:span text:style-name="T1">KELLER_ALTER_EGO:</text:span> “Extraterrestrial ▲ ET”</text:p>
        </text:list-item>
        <text:list-item>
          <text:p text:style-name="P2">🧑‍🚀 <text:span text:style-name="T1">KELLER_NAME:</text:span> “Oscar Rojas Ortiz | ORO”</text:p>
        </text:list-item>
      </text:list>
      <text:p text:style-name="Horizontal_20_Line"/>
      <text:h text:style-name="Heading_20_2" text:outline-level="2"><text:bookmark-start text:name="keller_social"/>KELLER_SOCIAL<text:bookmark-end text:name="keller_social"/></text:h>
      <text:list text:style-name="L2">
        <text:list-item>
          <text:p text:style-name="P3">Instagram: <text:a xlink:type="simple" xlink:href="https://instagram.com/kelleretoro" office:name=""><text:span text:style-name="Definition">@kelleretoro</text:span></text:a></text:p>
        </text:list-item>
        <text:list-item>
          <text:p text:style-name="P3">Facebook: <text:a xlink:type="simple" xlink:href="https://facebook.com/kelleretoroph" office:name=""><text:span text:style-name="Definition">kelleretoroph</text:span></text:a></text:p>
        </text:list-item>
      </text:list>
      <text:p text:style-name="Horizontal_20_Line"/>
      <text:h text:style-name="Heading_20_2" text:outline-level="2"><text:bookmark-start text:name="keller_hashtags"/>KELLER_HASHTAGS<text:bookmark-end text:name="keller_hashtags"/></text:h>
      <text:list text:style-name="L3">
        <text:list-item>
          <text:p text:style-name="P4">#KellerOjo</text:p>
        </text:list-item>
        <text:list-item>
          <text:p text:style-name="P4">#kellerETojo</text:p>
        </text:list-item>
        <text:list-item>
          <text:p text:style-name="P4">#kellerEToro</text:p>
        </text:list-item>
      </text:list>
      <text:p text:style-name="Horizontal_20_Line"/>
      <text:h text:style-name="Heading_20_2" text:outline-level="2"><text:bookmark-start text:name="keller_pallets"/>KELLER_PALLETS<text:bookmark-end text:name="keller_pallets"/></text:h>
      <text:list text:style-name="L4">
        <text:list-item>
          <text:p text:style-name="P5">#8dffe9</text:p>
        </text:list-item>
        <text:list-item>
          <text:p text:style-name="P5">#4bfbd6</text:p>
        </text:list-item>
        <text:list-item>
          <text:p text:style-name="P5">#283431</text:p>
        </text:list-item>
        <text:list-item>
          <text:p text:style-name="P5">#01f8fe</text:p>
        </text:list-item>
        <text:list-item>
          <text:p text:style-name="P5">#2a302b</text:p>
        </text:list-item>
      </text:list>
      <text:p text:style-name="Horizontal_20_Line"/>
      <text:h text:style-name="Heading_20_2" text:outline-level="2"><text:bookmark-start text:name="keller_license"/>KELLER_LICENSE<text:bookmark-end text:name="keller_license"/></text:h>
      <text:list text:style-name="L5">
        <text:list-item>
          <text:p text:style-name="P6">BSD 3-Clause (software)</text:p>
        </text:list-item>
        <text:list-item>
          <text:p text:style-name="P6">CC BY-ND 4.0 (imágenes, logos y colores)</text:p>
        </text:list-item>
        <text:list-item>
          <text:p text:style-name="P6"><text:a xlink:type="simple" xlink:href=".././LICENSE" office:name=""><text:span text:style-name="Definition">Ver licencia completa</text:span></text:a></text:p>
        </text:list-item>
      </text:list>
      <text:p text:style-name="Horizontal_20_Line"/>
      <text:h text:style-name="Heading_20_2" text:outline-level="2"><text:bookmark-start text:name="keller_keywords"/>KELLER_KEYWORDS<text:bookmark-end text:name="keller_keywords"/></text:h>
      <text:p text:style-name="First_20_paragraph">kelleretoro, keller, kel£ǝr, trends, google, photo, foto, fotografía, México</text:p>
      <text:p text:style-name="Horizontal_20_Line"/>
      <text:h text:style-name="Heading_20_2" text:outline-level="2"><text:bookmark-start text:name="contacto"/>CONTACTO<text:bookmark-end text:name="contacto"/></text:h>
      <text:list text:style-name="L6">
        <text:list-item>
          <text:p text:style-name="P7">✉️ <text:span text:style-name="T1">KELLER_MAIL:</text:span> rojort.os@kelleretoro.com</text:p>
        </text:list-item>
        <text:list-item>
          <text:p text:style-name="P7">📱 <text:span text:style-name="T1">KELLER_PHONE:</text:span> +52 5532298221</text:p>
        </text:list-item>
      </text:list>
      <text:p text:style-name="Horizontal_20_Line"/>
      <text:h text:style-name="Heading_20_2" text:outline-level="2"><text:bookmark-start text:name="keller_social_networks"/>KELLER_SOCIAL_NETWORKS<text:bookmark-end text:name="keller_social_networks"/></text:h>
      <text:list text:style-name="L7">
        <text:list-item>
          <text:p text:style-name="P8">Instagram: <text:a xlink:type="simple" xlink:href="https://instagram.com/kelleretoro" office:name=""><text:span text:style-name="Definition">@kelleretoro</text:span></text:a></text:p>
        </text:list-item>
        <text:list-item>
          <text:p text:style-name="P8">Facebook: <text:a xlink:type="simple" xlink:href="https://facebook.com/kelleretoroph" office:name=""><text:span text:style-name="Definition">kelleretoroph</text:span></text:a></text:p>
        </text:list-item>
        <text:list-item>
          <text:p text:style-name="P8">Blogspot: <text:a xlink:type="simple" xlink:href="https://kellershots.blogspot.com/" office:name=""><text:span text:style-name="Definition">kellershots.blogspot.com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7.0.2</meta:generator>
    <dc:title/>
    <dc:description/>
    <dc:subject/>
    <meta:keyword/>
    <meta:initial-creator/>
    <dc:creator/>
    <meta:creation-date>2025-07-16T21:34:33Z</meta:creation-date>
    <dc:date>2025-07-16T21:34:33Z</dc:date>
  </office:meta>
</office:document-meta>
</file>